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A000002ABEC333D99E27D75F1.png" manifest:media-type="image/png"/>
  <manifest:file-entry manifest:full-path="Pictures/10000201000001CF000002A06A2183738C37596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.035cm" svg:stroke-color="#000000" draw:marker-start-width="0.252cm" draw:marker-end-width="0.25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128cm" svg:height="11.798cm" svg:x="1.889cm" svg:y="1.889cm">
          <draw:image xlink:href="Pictures/10000201000001CF000002A06A2183738C37596C.png" xlink:type="simple" xlink:show="embed" xlink:actuate="onLoad">
            <text:p/>
          </draw:image>
        </draw:frame>
        <draw:frame draw:style-name="gr1" draw:text-style-name="P1" draw:layer="layout" svg:width="8.16cm" svg:height="11.786cm" svg:x="11.033cm" svg:y="1.889cm">
          <draw:image xlink:href="Pictures/10000201000001DA000002ABEC333D99E27D75F1.png" xlink:type="simple" xlink:show="embed" xlink:actuate="onLoad">
            <text:p/>
          </draw:image>
        </draw:frame>
        <draw:frame draw:style-name="gr2" draw:text-style-name="P2" draw:layer="layout" svg:width="4.765cm" svg:height="0.962cm" svg:x="3.601cm" svg:y="1.054cm">
          <draw:text-box>
            <text:p>nicht obfuskiert</text:p>
          </draw:text-box>
        </draw:frame>
        <draw:frame draw:style-name="gr2" draw:text-style-name="P2" draw:layer="layout" svg:width="3.249cm" svg:height="0.962cm" svg:x="13.499cm" svg:y="1.054cm">
          <draw:text-box>
            <text:p>obfuskier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1T12:58:07.067489068</meta:creation-date>
    <dc:date>2021-03-11T13:06:43.724986114</dc:date>
    <meta:editing-duration>PT8M37S</meta:editing-duration>
    <meta:editing-cycles>1</meta:editing-cycles>
    <meta:document-statistic meta:object-count="4"/>
    <meta:generator>LibreOffice/6.0.7.3$Linux_X86_64 LibreOffice_project/00m0$Build-3</meta:generator>
  </office:meta>
</office:document-meta>
</file>